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ource Sans Pro semibold" svg:font-family="'Source Sans Pro semi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.5pt" style:font-size-asian="10.5pt" style:font-size-complex="10.5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style:font-name="Source Sans Pro" fo:font-size="10.5pt" style:font-size-asian="10.5pt" style:font-size-complex="10.5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r este medio se le informa que se publicará en la página Web de la AACID la Resolución de <text:span text:style-name="T1">${fechaResolucion},</text:span> de las intervenciones excluidas de la convocatoria de ${anyoConvocatoria}, por no reunir los requisitos establecidos en la Orden de 21 de junio de 2016, por la que se establecen las bases reguladoras para la concesión de subvenciones a las Organizaciones no Gubernamentales de Desarrollo que realicen intervenciones de ${finalidadProyecto} por la Agencia Andaluza de Cooperación Internacional para el Desarrollo, modificada por la Orden de 21 de junio de 2016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Source Sans Pro semibold" svg:font-family="'Source Sans Pro semi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627cm" svg:y="-0.055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6T15:44:47.11</meta:creation-date>
    <dc:date>2021-09-08T12:53:50.29</dc:date>
    <meta:editing-duration>PT20H40M12S</meta:editing-duration>
    <meta:editing-cycles>17</meta:editing-cycles>
    <meta:generator>OpenOffice/4.1.10$Win32 OpenOffice.org_project/4110m2$Build-9807</meta:generator>
    <meta:document-statistic meta:table-count="0" meta:image-count="1" meta:object-count="0" meta:page-count="1" meta:paragraph-count="3" meta:word-count="104" meta:character-count="693"/>
  </office:meta>
</office:document-meta>
</file>